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52in"/>
    </style:style>
    <style:style style:name="co2" style:family="table-column">
      <style:table-column-properties fo:break-before="auto" style:column-width="7.7854in"/>
    </style:style>
    <style:style style:name="co3" style:family="table-column">
      <style:table-column-properties fo:break-before="auto" style:column-width="1.5398in"/>
    </style:style>
    <style:style style:name="co4" style:family="table-column">
      <style:table-column-properties fo:break-before="auto" style:column-width="0.4681in"/>
    </style:style>
    <style:style style:name="co5" style:family="table-column">
      <style:table-column-properties fo:break-before="auto" style:column-width="1.5563in"/>
    </style:style>
    <style:style style:name="co6" style:family="table-column">
      <style:table-column-properties fo:break-before="auto" style:column-width="0.552in"/>
    </style:style>
    <style:style style:name="co7" style:family="table-column">
      <style:table-column-properties fo:break-before="auto" style:column-width="0.9102in"/>
    </style:style>
    <style:style style:name="ro1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T1" style:family="text">
      <style:text-properties fo:language="en" fo:country="U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4"/>
        <table:table-column table:style-name="co6" table:default-cell-style-name="ce4"/>
        <table:table-column table:style-name="co7" table:number-columns-repeated="1016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tats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Buy or Sell Enable</text:p>
          </table:table-cell>
          <table:table-cell table:style-name="ce1" office:value-type="string">
            <text:p>Price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>
            <text:p>Novice's Staff</text:p>
          </table:table-cell>
          <table:table-cell office:value-type="string">
            <text:p>One of the staffs from my home. It's not good quality, but it works fine as a practice staff.</text:p>
          </table:table-cell>
          <table:table-cell office:value-type="string">
            <text:p>+2 MAG -1 ATK</text:p>
          </table:table-cell>
          <table:table-cell office:value-type="float" office:value="1">
            <text:p>1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pprentice's Staff</text:p>
          </table:table-cell>
          <table:table-cell office:value-type="string">
            <text:p>A common staff from this world. It's not perfect, but it at least properly exerts my spells.</text:p>
          </table:table-cell>
          <table:table-cell office:value-type="string">
            <text:p>+5 MAG -3 ATK</text:p>
          </table:table-cell>
          <table:table-cell office:value-type="float" office:value="1">
            <text:p>1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500">
            <text:p>500</text:p>
          </table:table-cell>
          <table:table-cell table:number-columns-repeated="1018"/>
        </table:table-row>
        <table:table-row table:style-name="ro1">
          <table:table-cell office:value-type="string">
            <text:p>Adept's Staff</text:p>
          </table:table-cell>
          <table:table-cell office:value-type="string">
            <text:p>This staff is quite similar to the one I wielded in my homeland. It is light, but useful.</text:p>
          </table:table-cell>
          <table:table-cell office:value-type="string">
            <text:p>+11 MAG -7 ATK</text:p>
          </table:table-cell>
          <table:table-cell office:value-type="float" office:value="1">
            <text:p>1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1000">
            <text:p>1000</text:p>
          </table:table-cell>
          <table:table-cell table:number-columns-repeated="1018"/>
        </table:table-row>
        <table:table-row table:style-name="ro1">
          <table:table-cell office:value-type="string">
            <text:p>Expert's Staff</text:p>
          </table:table-cell>
          <table:table-cell office:value-type="string">
            <text:p>A thick staff intended for those well versed in magic. It appears to be quite powerful.</text:p>
          </table:table-cell>
          <table:table-cell office:value-type="string">
            <text:p>+23 MAG -15 ATK</text:p>
          </table:table-cell>
          <table:table-cell office:value-type="float" office:value="1">
            <text:p>1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3500">
            <text:p>3500</text:p>
          </table:table-cell>
          <table:table-cell table:number-columns-repeated="1018"/>
        </table:table-row>
        <table:table-row table:style-name="ro1">
          <table:table-cell office:value-type="string">
            <text:p>Master's Staff</text:p>
          </table:table-cell>
          <table:table-cell office:value-type="string">
            <text:p>A finely crafted staff. Its weight is perfect, and its charging capabilities are amazing.</text:p>
          </table:table-cell>
          <table:table-cell office:value-type="string">
            <text:p>+45 MAG -29 ATK</text:p>
          </table:table-cell>
          <table:table-cell office:value-type="float" office:value="1">
            <text:p>1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7000">
            <text:p>7000</text:p>
          </table:table-cell>
          <table:table-cell table:number-columns-repeated="1018"/>
        </table:table-row>
        <table:table-row table:style-name="ro1">
          <table:table-cell office:value-type="string">
            <text:p>Staff of the Ancients</text:p>
          </table:table-cell>
          <table:table-cell office:value-type="string">
            <text:p>Quite possibly the greatest staff in the land. It is said that it was imbued with the abilities of the ancients.</text:p>
          </table:table-cell>
          <table:table-cell office:value-type="string">
            <text:p>+60 MAG -35 ATK</text:p>
          </table:table-cell>
          <table:table-cell office:value-type="float" office:value="1">
            <text:p>1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office:value-type="string">
            <text:p>Rusty Longsword</text:p>
          </table:table-cell>
          <table:table-cell office:value-type="string">
            <text:p>A rusted longsword. It's not professional, but professional isn't exactly what I'm aiming for.</text:p>
          </table:table-cell>
          <table:table-cell office:value-type="string">
            <text:p>+2 ATK -1 MAG</text:p>
          </table:table-cell>
          <table:table-cell office:value-type="float" office:value="1">
            <text:p>1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office:value-type="string">
            <text:p>Copper Longsword</text:p>
          </table:table-cell>
          <table:table-cell office:value-type="string">
            <text:p>A copper longsword. It's flimsy and its edges are quite dull.</text:p>
          </table:table-cell>
          <table:table-cell office:value-type="string">
            <text:p>+5 ATK -3 MAG</text:p>
          </table:table-cell>
          <table:table-cell office:value-type="float" office:value="1">
            <text:p>1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500">
            <text:p>500</text:p>
          </table:table-cell>
          <table:table-cell table:number-columns-repeated="1018"/>
        </table:table-row>
        <table:table-row table:style-name="ro1">
          <table:table-cell office:value-type="string">
            <text:p>Bronze Longsword</text:p>
          </table:table-cell>
          <table:table-cell office:value-type="string">
            <text:p>A bronze longsword. Not my weapon of choice, but it's useable.</text:p>
          </table:table-cell>
          <table:table-cell office:value-type="string">
            <text:p>+11 ATK -7 MAG</text:p>
          </table:table-cell>
          <table:table-cell office:value-type="float" office:value="1">
            <text:p>1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1000">
            <text:p>1000</text:p>
          </table:table-cell>
          <table:table-cell table:number-columns-repeated="1018"/>
        </table:table-row>
        <table:table-row table:style-name="ro1">
          <table:table-cell office:value-type="string">
            <text:p>Iron Longsword</text:p>
          </table:table-cell>
          <table:table-cell office:value-type="string">
            <text:p>An iron longsword. Your run of the mill aim-stab-and-slash weapon.</text:p>
          </table:table-cell>
          <table:table-cell office:value-type="string">
            <text:p>+23 ATK -15 MAG</text:p>
          </table:table-cell>
          <table:table-cell office:value-type="float" office:value="1">
            <text:p>1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3500">
            <text:p>3500</text:p>
          </table:table-cell>
          <table:table-cell table:number-columns-repeated="1018"/>
        </table:table-row>
        <table:table-row table:style-name="ro1">
          <table:table-cell office:value-type="string">
            <text:p>Steel Longsword</text:p>
          </table:table-cell>
          <table:table-cell office:value-type="string">
            <text:p>A steel longsword. A needed improvement over the iron ones. I feel like I could hurt someone with this thing.</text:p>
          </table:table-cell>
          <table:table-cell office:value-type="string">
            <text:p>+45 ATK -29 MAG</text:p>
          </table:table-cell>
          <table:table-cell office:value-type="float" office:value="1">
            <text:p>1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7000">
            <text:p>7000</text:p>
          </table:table-cell>
          <table:table-cell table:number-columns-repeated="1018"/>
        </table:table-row>
        <table:table-row table:style-name="ro1">
          <table:table-cell office:value-type="string">
            <text:p>Excalibur</text:p>
          </table:table-cell>
          <table:table-cell office:value-type="string">
            <text:p>I'm not entirely sure how I got this, nor how it's in this universe, but I'm not going to question it.</text:p>
          </table:table-cell>
          <table:table-cell office:value-type="string">
            <text:p>+60 ATK -35 MAG</text:p>
          </table:table-cell>
          <table:table-cell office:value-type="float" office:value="1">
            <text:p>1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office:value-type="string">
            <text:p>Bronze Dagger</text:p>
          </table:table-cell>
          <table:table-cell office:value-type="string">
            <text:p>A bronze dagger. It allows me to remain armed whilst preparing my magic. It's better than nothing.</text:p>
          </table:table-cell>
          <table:table-cell office:value-type="string">
            <text:p>+1 ATK +1 MAG</text:p>
          </table:table-cell>
          <table:table-cell office:value-type="float" office:value="1">
            <text:p>1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200">
            <text:p>200</text:p>
          </table:table-cell>
          <table:table-cell table:number-columns-repeated="1018"/>
        </table:table-row>
        <table:table-row table:style-name="ro1">
          <table:table-cell office:value-type="string">
            <text:p>Iron Dagger</text:p>
          </table:table-cell>
          <table:table-cell office:value-type="string">
            <text:p>An iron dagger. Useful for opening letters, cutting dinner, and occasionally getting into a fight.</text:p>
          </table:table-cell>
          <table:table-cell office:value-type="string">
            <text:p>+3 ATK +3 MAG</text:p>
          </table:table-cell>
          <table:table-cell office:value-type="float" office:value="1">
            <text:p>1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700">
            <text:p>700</text:p>
          </table:table-cell>
          <table:table-cell table:number-columns-repeated="1018"/>
        </table:table-row>
        <table:table-row table:style-name="ro1">
          <table:table-cell office:value-type="string">
            <text:p>Steel Dagger</text:p>
          </table:table-cell>
          <table:table-cell office:value-type="string">
            <text:p>A steel dagger. I feel like whoever made this knew what they were doing, but they didn't do it right.</text:p>
          </table:table-cell>
          <table:table-cell office:value-type="string">
            <text:p>+6 ATK +6 MAG</text:p>
          </table:table-cell>
          <table:table-cell office:value-type="float" office:value="1">
            <text:p>1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1500">
            <text:p>1500</text:p>
          </table:table-cell>
          <table:table-cell table:number-columns-repeated="1018"/>
        </table:table-row>
        <table:table-row table:style-name="ro1">
          <table:table-cell office:value-type="string">
            <text:p>Iron Shortsword</text:p>
          </table:table-cell>
          <table:table-cell office:value-type="string">
            <text:p>An iron shortsword. It's similar to the ones knights used to carry back in my homeland.</text:p>
          </table:table-cell>
          <table:table-cell office:value-type="string">
            <text:p>+12 ATK +12 MAG</text:p>
          </table:table-cell>
          <table:table-cell office:value-type="float" office:value="1">
            <text:p>1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5000">
            <text:p>5000</text:p>
          </table:table-cell>
          <table:table-cell table:number-columns-repeated="1018"/>
        </table:table-row>
        <table:table-row table:style-name="ro1">
          <table:table-cell office:value-type="string">
            <text:p>Steel Shortsword</text:p>
          </table:table-cell>
          <table:table-cell office:value-type="string">
            <text:p>A steel shortsword. It's similar to the ones the capable knights used to carry back in my homeland.</text:p>
          </table:table-cell>
          <table:table-cell office:value-type="string">
            <text:p>+23 ATK +23 MAG</text:p>
          </table:table-cell>
          <table:table-cell office:value-type="float" office:value="1">
            <text:p>1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8000">
            <text:p>8000</text:p>
          </table:table-cell>
          <table:table-cell table:number-columns-repeated="1018"/>
        </table:table-row>
        <table:table-row table:style-name="ro1">
          <table:table-cell office:value-type="string">
            <text:p>Wakizashi</text:p>
          </table:table-cell>
          <table:table-cell office:value-type="string">
            <text:p>Whomever made this weapon appears to have put great time and thought into their work.</text:p>
          </table:table-cell>
          <table:table-cell office:value-type="string">
            <text:p>+40 ATK +40 MAG</text:p>
          </table:table-cell>
          <table:table-cell office:value-type="float" office:value="1">
            <text:p>1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office:value-type="string">
            <text:p>Well-Worn Robes</text:p>
          </table:table-cell>
          <table:table-cell office:value-type="string">
            <text:p>My training robes. They've become tattered from years of use. All things considered, they are rather comfy.</text:p>
          </table:table-cell>
          <table:table-cell office:value-type="string">
            <text:p>+3 MDEF -1 DEF</text:p>
          </table:table-cell>
          <table:table-cell office:value-type="float" office:value="2">
            <text:p>2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office:value-type="string">
            <text:p>Cloth Robes</text:p>
          </table:table-cell>
          <table:table-cell office:value-type="string">
            <text:p>Robes of a finer quality than my originals. The cloth is a bit scratchy but it provides more protection.</text:p>
          </table:table-cell>
          <table:table-cell office:value-type="string">
            <text:p>+8 MDEF -2 DEF</text:p>
          </table:table-cell>
          <table:table-cell office:value-type="float" office:value="2">
            <text:p>2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500">
            <text:p>500</text:p>
          </table:table-cell>
          <table:table-cell table:number-columns-repeated="1018"/>
        </table:table-row>
        <table:table-row table:style-name="ro1">
          <table:table-cell office:value-type="string">
            <text:p>Leather Robes</text:p>
          </table:table-cell>
          <table:table-cell office:value-type="string">
            <text:p>A set of leather robes crafted from some animal hide. It's a bit restrictive, but I think I can manage.</text:p>
          </table:table-cell>
          <table:table-cell office:value-type="string">
            <text:p>+16 MDEF -4 DEF</text:p>
          </table:table-cell>
          <table:table-cell office:value-type="float" office:value="2">
            <text:p>2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1000">
            <text:p>1000</text:p>
          </table:table-cell>
          <table:table-cell table:number-columns-repeated="1018"/>
        </table:table-row>
        <table:table-row table:style-name="ro1">
          <table:table-cell office:value-type="string">
            <text:p>Studded Leather Robes</text:p>
          </table:table-cell>
          <table:table-cell office:value-type="string">
            <text:p>A hefty set of leather robes with studded bits of metal. It's much heavier than a normal set of leather robes.</text:p>
          </table:table-cell>
          <table:table-cell office:value-type="string">
            <text:p>+28 MDEF -7 DEF</text:p>
          </table:table-cell>
          <table:table-cell office:value-type="float" office:value="2">
            <text:p>2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3500">
            <text:p>3500</text:p>
          </table:table-cell>
          <table:table-cell table:number-columns-repeated="1018"/>
        </table:table-row>
        <table:table-row table:style-name="ro1">
          <table:table-cell office:value-type="string">
            <text:p>Mithril Robes</text:p>
          </table:table-cell>
          <table:table-cell office:value-type="string">
            <text:p>A set of robes fit for a fine <text:span text:style-name="T1">mage.</text:span> Protects well from magic, but at the cost of physical risk.</text:p>
          </table:table-cell>
          <table:table-cell office:value-type="string">
            <text:p>+45 MDEF -12 DEF</text:p>
          </table:table-cell>
          <table:table-cell office:value-type="float" office:value="2">
            <text:p>2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7000">
            <text:p>7000</text:p>
          </table:table-cell>
          <table:table-cell table:number-columns-repeated="1018"/>
        </table:table-row>
        <table:table-row table:style-name="ro1">
          <table:table-cell office:value-type="string">
            <text:p>Battle Robes</text:p>
          </table:table-cell>
          <table:table-cell office:value-type="string">
            <text:p>A set of robes which rivals the quality of my mentor's. I feel nearly invulnerable to magic attack in them.</text:p>
          </table:table-cell>
          <table:table-cell office:value-type="string">
            <text:p>+60 MDEF -15 DEF</text:p>
          </table:table-cell>
          <table:table-cell office:value-type="float" office:value="2">
            <text:p>2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office:value-type="string">
            <text:p>Leather Armor</text:p>
          </table:table-cell>
          <table:table-cell office:value-type="string">
            <text:p>A simplistic set of leather armor. It provides more protection than my shirt.</text:p>
          </table:table-cell>
          <table:table-cell office:value-type="string">
            <text:p>+1 DEF +1 MDEF</text:p>
          </table:table-cell>
          <table:table-cell office:value-type="float" office:value="2">
            <text:p>2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office:value-type="string">
            <text:p>Heavy Leather Armor</text:p>
          </table:table-cell>
          <table:table-cell office:value-type="string">
            <text:p>A less simplistic set of leather armor. It restricts my movement in favor of defense.</text:p>
          </table:table-cell>
          <table:table-cell office:value-type="string">
            <text:p>+3 DEF +3 MDEF</text:p>
          </table:table-cell>
          <table:table-cell office:value-type="float" office:value="2">
            <text:p>2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500">
            <text:p>500</text:p>
          </table:table-cell>
          <table:table-cell table:number-columns-repeated="1018"/>
        </table:table-row>
        <table:table-row table:style-name="ro1">
          <table:table-cell office:value-type="string">
            <text:p>Iron Chainmail</text:p>
          </table:table-cell>
          <table:table-cell office:value-type="string">
            <text:p>A set of iron chainmail. The jingle of the armor is an appreciated partner in battle.</text:p>
          </table:table-cell>
          <table:table-cell office:value-type="string">
            <text:p>+6 DEF +6 MDEF</text:p>
          </table:table-cell>
          <table:table-cell office:value-type="float" office:value="2">
            <text:p>2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1000">
            <text:p>1000</text:p>
          </table:table-cell>
          <table:table-cell table:number-columns-repeated="1018"/>
        </table:table-row>
        <table:table-row table:style-name="ro1">
          <table:table-cell office:value-type="string">
            <text:p>Steel Chainmail</text:p>
          </table:table-cell>
          <table:table-cell office:value-type="string">
            <text:p>A set of steel chainmail. Enemies will have a hard time piercing this.</text:p>
          </table:table-cell>
          <table:table-cell office:value-type="string">
            <text:p>+12 DEF +12 MDEF</text:p>
          </table:table-cell>
          <table:table-cell office:value-type="float" office:value="2">
            <text:p>2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3500">
            <text:p>3500</text:p>
          </table:table-cell>
          <table:table-cell table:number-columns-repeated="1018"/>
        </table:table-row>
        <table:table-row table:style-name="ro1">
          <table:table-cell office:value-type="string">
            <text:p>Knight's Chainmail</text:p>
          </table:table-cell>
          <table:table-cell office:value-type="string">
            <text:p>A set of chainmail that may have belonged to a knight. It seems nearly impenetrable.</text:p>
          </table:table-cell>
          <table:table-cell office:value-type="string">
            <text:p>+23 ATK +23 MAG</text:p>
          </table:table-cell>
          <table:table-cell office:value-type="float" office:value="2">
            <text:p>2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7000">
            <text:p>7000</text:p>
          </table:table-cell>
          <table:table-cell table:number-columns-repeated="1018"/>
        </table:table-row>
        <table:table-row table:style-name="ro1">
          <table:table-cell office:value-type="string">
            <text:p>Dragonscale Armor</text:p>
          </table:table-cell>
          <table:table-cell office:value-type="string">
            <text:p>A set of armor created from the scales of a dragon. It's much nicer than I thought it would be.</text:p>
          </table:table-cell>
          <table:table-cell office:value-type="string">
            <text:p>+40 ATK +40 MAG</text:p>
          </table:table-cell>
          <table:table-cell office:value-type="float" office:value="2">
            <text:p>2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office:value-type="string">
            <text:p>Squire's Armor</text:p>
          </table:table-cell>
          <table:table-cell office:value-type="string">
            <text:p>A shoddy set of armor, if one could call it such. At the very least it functions like armor.</text:p>
          </table:table-cell>
          <table:table-cell office:value-type="string">
            <text:p>+3 DEF -1 MDEF</text:p>
          </table:table-cell>
          <table:table-cell office:value-type="float" office:value="2">
            <text:p>2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200">
            <text:p>200</text:p>
          </table:table-cell>
          <table:table-cell table:number-columns-repeated="1018"/>
        </table:table-row>
        <table:table-row table:style-name="ro1">
          <table:table-cell office:value-type="string">
            <text:p>Iron Plate Armor</text:p>
          </table:table-cell>
          <table:table-cell office:value-type="string">
            <text:p>An iron plate. It's armor that looks the part. It's a step up from a squire's armor.</text:p>
          </table:table-cell>
          <table:table-cell office:value-type="string">
            <text:p>+8 DEF -2 MDEF</text:p>
          </table:table-cell>
          <table:table-cell office:value-type="float" office:value="2">
            <text:p>2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700">
            <text:p>700</text:p>
          </table:table-cell>
          <table:table-cell table:number-columns-repeated="1018"/>
        </table:table-row>
        <table:table-row table:style-name="ro1">
          <table:table-cell office:value-type="string">
            <text:p>Steel Plate Armor</text:p>
          </table:table-cell>
          <table:table-cell office:value-type="string">
            <text:p>A steel platebody. It softens blows and protects me from danger.</text:p>
          </table:table-cell>
          <table:table-cell office:value-type="string">
            <text:p>+16 DEF -4 MDEF</text:p>
          </table:table-cell>
          <table:table-cell office:value-type="float" office:value="2">
            <text:p>2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1500">
            <text:p>1500</text:p>
          </table:table-cell>
          <table:table-cell table:number-columns-repeated="1018"/>
        </table:table-row>
        <table:table-row table:style-name="ro1">
          <table:table-cell office:value-type="string">
            <text:p>Reinforced Steel Plate</text:p>
          </table:table-cell>
          <table:table-cell office:value-type="string">
            <text:p>A reinforced steel platebody. It's a step up from steel, with the heavier steel providing a thicker shell.</text:p>
          </table:table-cell>
          <table:table-cell office:value-type="string">
            <text:p>+28 DEF -7 MDEF</text:p>
          </table:table-cell>
          <table:table-cell office:value-type="float" office:value="2">
            <text:p>2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5000">
            <text:p>5000</text:p>
          </table:table-cell>
          <table:table-cell table:number-columns-repeated="1018"/>
        </table:table-row>
        <table:table-row table:style-name="ro1">
          <table:table-cell office:value-type="string">
            <text:p>Knight's Armor</text:p>
          </table:table-cell>
          <table:table-cell office:value-type="string">
            <text:p>A platebody which may have belonged to a knight. It offers excellent protection.</text:p>
          </table:table-cell>
          <table:table-cell office:value-type="string">
            <text:p>+45 DEF -12 MDEF</text:p>
          </table:table-cell>
          <table:table-cell office:value-type="float" office:value="2">
            <text:p>2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8000">
            <text:p>8000</text:p>
          </table:table-cell>
          <table:table-cell table:number-columns-repeated="1018"/>
        </table:table-row>
        <table:table-row table:style-name="ro1">
          <table:table-cell office:value-type="string">
            <text:p>Diamond Embedded Plate</text:p>
          </table:table-cell>
          <table:table-cell office:value-type="string">
            <text:p>A gaudy but well-built platebody. It provides maximal protection to my body, despite hindering my magic.</text:p>
          </table:table-cell>
          <table:table-cell office:value-type="string">
            <text:p>+60 DEF -15 MDEF</text:p>
          </table:table-cell>
          <table:table-cell office:value-type="float" office:value="2">
            <text:p>2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otion of Lesser Healing</text:p>
          </table:table-cell>
          <table:table-cell office:value-type="string">
            <text:p>A potion of lesser healing. It smells horrible.</text:p>
          </table:table-cell>
          <table:table-cell office:value-type="string">
            <text:p>+10 HP</text:p>
          </table:table-cell>
          <table:table-cell office:value-type="float" office:value="3">
            <text:p>3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50">
            <text:p>50</text:p>
          </table:table-cell>
          <table:table-cell table:number-columns-repeated="1018"/>
        </table:table-row>
        <table:table-row table:style-name="ro1">
          <table:table-cell office:value-type="string">
            <text:p>Potion of Minor Healing</text:p>
          </table:table-cell>
          <table:table-cell office:value-type="string">
            <text:p>A potion of minor healing. It smells odd.</text:p>
          </table:table-cell>
          <table:table-cell office:value-type="string">
            <text:p>+40 HP</text:p>
          </table:table-cell>
          <table:table-cell office:value-type="float" office:value="3">
            <text:p>3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office:value-type="string">
            <text:p>Potion of Average Healing</text:p>
          </table:table-cell>
          <table:table-cell office:value-type="string">
            <text:p>A potion of average healing. It does not seem to have an odor.</text:p>
          </table:table-cell>
          <table:table-cell office:value-type="string">
            <text:p>+90 HP</text:p>
          </table:table-cell>
          <table:table-cell office:value-type="float" office:value="3">
            <text:p>3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350">
            <text:p>350</text:p>
          </table:table-cell>
          <table:table-cell table:number-columns-repeated="1018"/>
        </table:table-row>
        <table:table-row table:style-name="ro1">
          <table:table-cell office:value-type="string">
            <text:p>Potion of Greater Healing</text:p>
          </table:table-cell>
          <table:table-cell office:value-type="string">
            <text:p>A potion of greater healing. It smells of fine baked goods. I am not sure why.</text:p>
          </table:table-cell>
          <table:table-cell office:value-type="string">
            <text:p>+200 HP</text:p>
          </table:table-cell>
          <table:table-cell office:value-type="float" office:value="3">
            <text:p>3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700">
            <text:p>700</text:p>
          </table:table-cell>
          <table:table-cell table:number-columns-repeated="1018"/>
        </table:table-row>
        <table:table-row table:style-name="ro1">
          <table:table-cell office:value-type="string">
            <text:p>Potion of Major Healing</text:p>
          </table:table-cell>
          <table:table-cell office:value-type="string">
            <text:p>A potion of major healing. The scent is indescribable, albeit good.</text:p>
          </table:table-cell>
          <table:table-cell office:value-type="string">
            <text:p>+500 HP</text:p>
          </table:table-cell>
          <table:table-cell office:value-type="float" office:value="3">
            <text:p>3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1000">
            <text:p>1000</text:p>
          </table:table-cell>
          <table:table-cell table:number-columns-repeated="1018"/>
        </table:table-row>
        <table:table-row table:style-name="ro1">
          <table:table-cell office:value-type="string">
            <text:p>Elixir of Life</text:p>
          </table:table-cell>
          <table:table-cell office:value-type="string">
            <text:p>'The elixir of life.' It reeks of earthy scents.</text:p>
          </table:table-cell>
          <table:table-cell office:value-type="string">
            <text:p>+1000 HP</text:p>
          </table:table-cell>
          <table:table-cell office:value-type="float" office:value="3">
            <text:p>3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3000">
            <text:p>300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office:value-type="string">
            <text:p>Potion of Lesser Mana</text:p>
          </table:table-cell>
          <table:table-cell office:value-type="string">
            <text:p>A potion of lesser mana. It looks improperly mixed.</text:p>
          </table:table-cell>
          <table:table-cell office:value-type="string">
            <text:p>+5 MP</text:p>
          </table:table-cell>
          <table:table-cell office:value-type="float" office:value="3">
            <text:p>3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50">
            <text:p>50</text:p>
          </table:table-cell>
          <table:table-cell table:number-columns-repeated="1018"/>
        </table:table-row>
        <table:table-row table:style-name="ro1">
          <table:table-cell office:value-type="string">
            <text:p>Potion of Minor Mana</text:p>
          </table:table-cell>
          <table:table-cell office:value-type="string">
            <text:p>A potion of minor mana. There are strange chunks floating in it.</text:p>
          </table:table-cell>
          <table:table-cell office:value-type="string">
            <text:p>+20 MP</text:p>
          </table:table-cell>
          <table:table-cell office:value-type="float" office:value="3">
            <text:p>3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office:value-type="string">
            <text:p>Potion of Average Mana</text:p>
          </table:table-cell>
          <table:table-cell office:value-type="string">
            <text:p>A potion of average mana. It appears to be properly mixed.</text:p>
          </table:table-cell>
          <table:table-cell office:value-type="string">
            <text:p>+45 MP</text:p>
          </table:table-cell>
          <table:table-cell office:value-type="float" office:value="3">
            <text:p>3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350">
            <text:p>350</text:p>
          </table:table-cell>
          <table:table-cell table:number-columns-repeated="1018"/>
        </table:table-row>
        <table:table-row table:style-name="ro1">
          <table:table-cell office:value-type="string">
            <text:p>Potion of Greater Mana</text:p>
          </table:table-cell>
          <table:table-cell office:value-type="string">
            <text:p>A potion of greater mana. The hue of the liquid is unnatural.</text:p>
          </table:table-cell>
          <table:table-cell office:value-type="string">
            <text:p>+100 MP</text:p>
          </table:table-cell>
          <table:table-cell office:value-type="float" office:value="3">
            <text:p>3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700">
            <text:p>700</text:p>
          </table:table-cell>
          <table:table-cell table:number-columns-repeated="1018"/>
        </table:table-row>
        <table:table-row table:style-name="ro1">
          <table:table-cell office:value-type="string">
            <text:p>Potion of Major Mana</text:p>
          </table:table-cell>
          <table:table-cell office:value-type="string">
            <text:p>A potion of major mana. I have an odd feeling that the liquid is glowing.</text:p>
          </table:table-cell>
          <table:table-cell office:value-type="string">
            <text:p>+250 MP</text:p>
          </table:table-cell>
          <table:table-cell office:value-type="float" office:value="3">
            <text:p>3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1000">
            <text:p>1000</text:p>
          </table:table-cell>
          <table:table-cell table:number-columns-repeated="1018"/>
        </table:table-row>
        <table:table-row table:style-name="ro1">
          <table:table-cell office:value-type="string">
            <text:p>Ether of Magic</text:p>
          </table:table-cell>
          <table:table-cell office:value-type="string">
            <text:p>An ether of magic. My eyes hurt just looking at it.</text:p>
          </table:table-cell>
          <table:table-cell office:value-type="string">
            <text:p>+500 MP</text:p>
          </table:table-cell>
          <table:table-cell office:value-type="float" office:value="3">
            <text:p>3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3000">
            <text:p>30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end Repellant</text:p>
          </table:table-cell>
          <table:table-cell office:value-type="string">
            <text:p>A flasked scent which causes fiends to ignore you. Does not work on all fiends.</text:p>
          </table:table-cell>
          <table:table-cell office:value-type="string">
            <text:p>Repels for X steps</text:p>
          </table:table-cell>
          <table:table-cell office:value-type="float" office:value="3">
            <text:p>3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500">
            <text:p>500</text:p>
          </table:table-cell>
          <table:table-cell table:number-columns-repeated="1018"/>
        </table:table-row>
        <table:table-row table:style-name="ro1">
          <table:table-cell office:value-type="string">
            <text:p>Smoke Bomb</text:p>
          </table:table-cell>
          <table:table-cell office:value-type="string">
            <text:p>A smoke bomb. Useful for fleeing from fiends.</text:p>
          </table:table-cell>
          <table:table-cell office:value-type="string">
            <text:p>Escapes Battle</text:p>
          </table:table-cell>
          <table:table-cell office:value-type="float" office:value="3">
            <text:p>3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1000">
            <text:p>10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ssence of Water</text:p>
          </table:table-cell>
          <table:table-cell office:value-type="string">
            <text:p>The Essence of Water. My hand feels wet while holding this.</text:p>
          </table:table-cell>
          <table:table-cell office:value-type="string">
            <text:p>Increase element</text:p>
          </table:table-cell>
          <table:table-cell office:value-type="float" office:value="4">
            <text:p>4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ssence of Earth</text:p>
          </table:table-cell>
          <table:table-cell office:value-type="string">
            <text:p>The Essence of Earth. I feel at ease while holding this.</text:p>
          </table:table-cell>
          <table:table-cell office:value-type="string">
            <text:p>Increase element</text:p>
          </table:table-cell>
          <table:table-cell office:value-type="float" office:value="4">
            <text:p>4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ssence of Fire</text:p>
          </table:table-cell>
          <table:table-cell office:value-type="string">
            <text:p>The Essence of Fire. My body feels warm while holding this.</text:p>
          </table:table-cell>
          <table:table-cell office:value-type="string">
            <text:p>Increase element</text:p>
          </table:table-cell>
          <table:table-cell office:value-type="float" office:value="4">
            <text:p>4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ssence of Wind</text:p>
          </table:table-cell>
          <table:table-cell office:value-type="string">
            <text:p>The Essence of Wind. I can feel a faint breeze while holding this.</text:p>
          </table:table-cell>
          <table:table-cell office:value-type="string">
            <text:p>Increase element</text:p>
          </table:table-cell>
          <table:table-cell office:value-type="float" office:value="4">
            <text:p>4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ssence of Space</text:p>
          </table:table-cell>
          <table:table-cell office:value-type="string">
            <text:p>The Essence of Space. I feel small while holding this.</text:p>
          </table:table-cell>
          <table:table-cell office:value-type="string">
            <text:p>Increase element</text:p>
          </table:table-cell>
          <table:table-cell office:value-type="float" office:value="4">
            <text:p>4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ssence of Time</text:p>
          </table:table-cell>
          <table:table-cell office:value-type="string">
            <text:p>The Essence of Time. I am unsure whether or not this affects me.</text:p>
          </table:table-cell>
          <table:table-cell office:value-type="string">
            <text:p>Increase element</text:p>
          </table:table-cell>
          <table:table-cell office:value-type="float" office:value="4">
            <text:p>4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Y A</text:p>
          </table:table-cell>
          <table:table-cell office:value-type="string">
            <text:p>It's a key. It unlocks doors.</text:p>
          </table:table-cell>
          <table:table-cell office:value-type="string">
            <text:p>It's a key</text:p>
          </table:table-cell>
          <table:table-cell office:value-type="float" office:value="4">
            <text:p>4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Y B</text:p>
          </table:table-cell>
          <table:table-cell office:value-type="string">
            <text:p>It's a key. It unlocks doors.</text:p>
          </table:table-cell>
          <table:table-cell office:value-type="string">
            <text:p>It's a key</text:p>
          </table:table-cell>
          <table:table-cell office:value-type="float" office:value="4">
            <text:p>4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Y C</text:p>
          </table:table-cell>
          <table:table-cell office:value-type="string">
            <text:p>It's a key. It unlocks doors.</text:p>
          </table:table-cell>
          <table:table-cell office:value-type="string">
            <text:p>It's a key</text:p>
          </table:table-cell>
          <table:table-cell office:value-type="float" office:value="4">
            <text:p>4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Y D</text:p>
          </table:table-cell>
          <table:table-cell office:value-type="string">
            <text:p>It's a key. It unlocks doors.</text:p>
          </table:table-cell>
          <table:table-cell office:value-type="string">
            <text:p>It's a key</text:p>
          </table:table-cell>
          <table:table-cell office:value-type="float" office:value="4">
            <text:p>4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Y F</text:p>
          </table:table-cell>
          <table:table-cell office:value-type="string">
            <text:p>It's a key. It unlocks doors.</text:p>
          </table:table-cell>
          <table:table-cell office:value-type="string">
            <text:p>It's a key</text:p>
          </table:table-cell>
          <table:table-cell office:value-type="float" office:value="4">
            <text:p>4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Y G</text:p>
          </table:table-cell>
          <table:table-cell office:value-type="string">
            <text:p>It's a key. It unlocks doors.</text:p>
          </table:table-cell>
          <table:table-cell office:value-type="string">
            <text:p>It's a key</text:p>
          </table:table-cell>
          <table:table-cell office:value-type="float" office:value="4">
            <text:p>4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PI 1</text:p>
          </table:table-cell>
          <table:table-cell office:value-type="string">
            <text:p>Special Item! I wonder what it does...</text:p>
          </table:table-cell>
          <table:table-cell office:value-type="string">
            <text:p>Special Item 1</text:p>
          </table:table-cell>
          <table:table-cell office:value-type="float" office:value="4">
            <text:p>4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PI 2</text:p>
          </table:table-cell>
          <table:table-cell office:value-type="string">
            <text:p>Special Item! I wonder what it does...</text:p>
          </table:table-cell>
          <table:table-cell office:value-type="string">
            <text:p>Special Item 2</text:p>
          </table:table-cell>
          <table:table-cell office:value-type="float" office:value="4">
            <text:p>4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PI 3</text:p>
          </table:table-cell>
          <table:table-cell office:value-type="string">
            <text:p>Special Item! I wonder what it does...</text:p>
          </table:table-cell>
          <table:table-cell office:value-type="string">
            <text:p>Special Item 3</text:p>
          </table:table-cell>
          <table:table-cell office:value-type="float" office:value="4">
            <text:p>4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ST ENDING ITEM</text:p>
          </table:table-cell>
          <table:table-cell office:value-type="string">
            <text:p><text:s/></text:p>
          </table:table-cell>
          <table:table-cell office:value-type="string">
            <text:p>Something Good</text:p>
          </table:table-cell>
          <table:table-cell office:value-type="float" office:value="4">
            <text:p>4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KE ENDING ITEM</text:p>
          </table:table-cell>
          <table:table-cell office:value-type="string">
            <text:p><text:s/></text:p>
          </table:table-cell>
          <table:table-cell office:value-type="string">
            <text:p>Something Bad</text:p>
          </table:table-cell>
          <table:table-cell office:value-type="float" office:value="4">
            <text:p>4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3">00/00/0000</text:date>, <text:time style:data-style-name="N2" text:time-value="0000-00-00T00:15:35.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3T16:03:09.88</meta:creation-date>
    <dc:date>2013-05-03T00:17:22.63</dc:date>
    <meta:editing-duration>PT5H34M39S</meta:editing-duration>
    <meta:editing-cycles>11</meta:editing-cycles>
    <meta:generator>LibreOffice/4.0.2.2$Windows_x86 LibreOffice_project/4c82dcdd6efcd48b1d8bba66bfe1989deee49c3</meta:generator>
    <meta:print-date>2013-04-24T17:25:55.16</meta:print-date>
    <meta:document-statistic meta:table-count="1" meta:cell-count="408" meta:object-count="0"/>
  </office:meta>
</office:document-meta>
</file>